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4cm" fo:min-width="0cm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stroke="none" svg:stroke-color="#000000" draw:fill="none" draw:fill-color="#ffffff" fo:min-height="0.285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atin Modern Mono" fo:font-size="6pt" style:font-size-asian="6pt" style:font-size-complex="6pt"/>
    </style:style>
    <style:style style:name="T1" style:family="text">
      <style:text-properties style:font-name="Latin Modern Mono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35cm" svg:height="0.65cm" svg:x="1.325cm" svg:y="1.1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2cm" svg:height="0.102cm" svg:x="1.657cm" svg:y="1.4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2cm" svg:height="0.102cm" svg:x="1.657cm" svg:y="1.19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2cm" svg:height="0.102cm" svg:x="1.657cm" svg:y="1.70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2cm" svg:height="0.3cm" svg:x="1.144cm" svg:y="1.35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text-style-name="P3" draw:layer="layout" svg:width="0.304cm" svg:height="0.535cm" svg:x="1.395cm" svg:y="1.221cm">
              <draw:text-box>
                <text:p text:style-name="P2"><text:span text:style-name="T1">2</text:span></text:p>
              </draw:text-box>
            </draw:frame>
            <draw:frame draw:style-name="gr4" draw:text-style-name="P3" draw:layer="layout" svg:width="0.304cm" svg:height="0.535cm" svg:x="1.395cm" svg:y="0.99cm">
              <draw:text-box>
                <text:p text:style-name="P2"><text:span text:style-name="T1">3</text:span></text:p>
              </draw:text-box>
            </draw:frame>
            <draw:frame draw:style-name="gr4" draw:text-style-name="P3" draw:layer="layout" svg:width="0.304cm" svg:height="0.535cm" svg:x="1.395cm" svg:y="1.476cm">
              <draw:text-box>
                <text:p text:style-name="P2"><text:span text:style-name="T1">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21:36:30.087836831</dc:date>
    <dc:creator>Dirk Schanz</dc:creator>
    <meta:editing-duration>PT3H59M20S</meta:editing-duration>
    <meta:editing-cycles>40</meta:editing-cycles>
    <meta:generator>LibreOffice/6.0.3.2$Linux_X86_64 LibreOffice_project/00m0$Build-2</meta:generator>
    <meta:document-statistic meta:object-count="11"/>
  </office:meta>
</office:document-meta>
</file>